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0043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5980806649789301048"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е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11"><text:span text:style-name="T55">–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несправедливо!</text:span></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text:span text:style-name="T77">Хоть слово! </text:span>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26T11:51:52.739477585</dc:date>
    <meta:editing-duration>P168DT7H32M32S</meta:editing-duration>
    <meta:editing-cycles>10711</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6" meta:character-count="705052" meta:non-whitespace-character-count="599071"/>
  </office:meta>
</office:document-meta>
</file>